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color="#000000" loext:opacity="100%" officeooo:rsid="00113f19" officeooo:paragraph-rsid="00113f19" fo:background-color="transparent"/>
    </style:style>
    <style:style style:name="P2" style:family="paragraph" style:parent-style-name="Standard">
      <style:text-properties officeooo:rsid="00113f19" officeooo:paragraph-rsid="00113f19"/>
    </style:style>
    <style:style style:name="P3" style:family="paragraph" style:parent-style-name="Standard">
      <style:text-properties fo:color="#000000" loext:opacity="100%" officeooo:rsid="00113f19" officeooo:paragraph-rsid="00113f19" fo:background-color="transparent"/>
    </style:style>
    <style:style style:name="P4" style:family="paragraph" style:parent-style-name="Text_20_body">
      <style:text-properties fo:color="#000000" loext:opacity="100%" officeooo:rsid="00113f19" officeooo:paragraph-rsid="00113f19" fo:background-color="transparent"/>
    </style:style>
    <style:style style:name="P5" style:family="paragraph" style:parent-style-name="Text_20_body">
      <style:text-properties fo:color="#000000" loext:opacity="100%" fo:background-color="transparent"/>
    </style:style>
    <style:style style:name="T1" style:family="text">
      <style:text-properties style:font-name="Liberation Serif" fo:font-size="24pt" fo:font-weight="bold" style:font-name-asian="Noto Sans CJK SC" style:font-size-asian="24pt" style:font-weight-asian="bold" style:font-name-complex="Lohit Devanagari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fo:background-color="transparent" loext:char-shading-value="0"/>
    </style:style>
    <style:style style:name="T5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(</text:span><text:a xlink:type="simple" xlink:href="https://btsamara.wixsite.com/games/post/twine-game-update-1" text:style-name="Internet_20_link" text:visited-style-name="Visited_20_Internet_20_Link">https://btsamara.wixsite.com/games/post/twine-game-update-1</text:a><text:span text:style-name="T4">)</text:span></text:p>
      <text:p text:style-name="P3"/>
      <text:h text:style-name="P1" text:outline-level="1"><text:span text:style-name="T1">Text Based</text:span> Game (update #1)</text:h>
      <text:p text:style-name="P3"/>
      <text:p text:style-name="P2"><text:span text:style-name="T4">Publish Date: 04/30/2020</text:span></text:p>
      <text:p text:style-name="P2"><text:span text:style-name="T4"/></text:p>
      <text:p text:style-name="P2"><text:span text:style-name="T4">Hello and welcome to my second blog post. In this post, I will discuss my text-based adventure game that I made using the program Twine (</text:span><text:a xlink:type="simple" xlink:href="http://twinery.org/" text:style-name="Internet_20_link" text:visited-style-name="Visited_20_Internet_20_Link">http://twinery.org/</text:a><text:span text:style-name="T4">).</text:span></text:p>
      <text:p text:style-name="P3"/>
      <text:p text:style-name="P3">I've developed roughly halfway through my planned story so far. After I've done what I planned, I will be editing my writing for and beta testing. Somethings I'd consider adding once I'm done with the base game are more text effects like coloring, a main menu screen with potentially checkpoints to jump to in the story, and still images for passages.</text:p>
      <text:p text:style-name="P3"/>
      <text:p text:style-name="P3">You can download my rough story outline below as a pdf. It's about 4 pages.</text:p>
      <text:p text:style-name="P3"/>
      <text:p text:style-name="P3">(see pdf)</text:p>
      <text:p text:style-name="P3"/>
      <text:p text:style-name="P4"><text:bookmark text:name="viewer-8gcbr"/>I can also in the future include here my first outline that I put in my notebook as well as my notes. I'd also like to get into some of the reasoning behind my design and some of the basic programming at play.</text:p>
      <text:p text:style-name="P5"><text:bookmark text:name="viewer-1402i"/>To be continued..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7:16:24.808953198</meta:creation-date>
    <meta:generator>LibreOffice/7.1.6.2.0$Linux_X86_64 LibreOffice_project/10$Build-2</meta:generator>
    <dc:date>2021-10-12T17:19:18.268140214</dc:date>
    <meta:editing-duration>PT2M54S</meta:editing-duration>
    <meta:editing-cycles>1</meta:editing-cycles>
    <meta:document-statistic meta:table-count="0" meta:image-count="0" meta:object-count="0" meta:page-count="1" meta:paragraph-count="9" meta:word-count="159" meta:character-count="932" meta:non-whitespace-character-count="782"/>
  </office:meta>
</office:document-meta>
</file>